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120cf7" officeooo:paragraph-rsid="00120cf7"/>
    </style:style>
    <style:style style:name="P2" style:family="paragraph" style:parent-style-name="Standard">
      <style:paragraph-properties fo:text-align="start" style:justify-single-word="false"/>
      <style:text-properties officeooo:rsid="00120cf7" officeooo:paragraph-rsid="00120cf7"/>
    </style:style>
    <style:style style:name="P3" style:family="paragraph" style:parent-style-name="Standard" style:list-style-name="L1">
      <style:paragraph-properties fo:text-align="start" style:justify-single-word="false"/>
      <style:text-properties fo:font-weight="bold" officeooo:rsid="00120cf7" officeooo:paragraph-rsid="00120cf7" style:font-weight-asian="bold" style:font-weight-complex="bold"/>
    </style:style>
    <style:style style:name="P4" style:family="paragraph" style:parent-style-name="Standard" style:list-style-name="L1">
      <style:paragraph-properties fo:text-align="start" style:justify-single-word="false"/>
      <style:text-properties officeooo:rsid="00120cf7" officeooo:paragraph-rsid="00120cf7"/>
    </style:style>
    <style:style style:name="P5" style:family="paragraph" style:parent-style-name="Standard" style:list-style-name="L1">
      <style:paragraph-properties fo:text-align="start" style:justify-single-word="false"/>
      <style:text-properties officeooo:rsid="001304c2" officeooo:paragraph-rsid="001304c2"/>
    </style:style>
    <style:style style:name="P6" style:family="paragraph" style:parent-style-name="Standard" style:list-style-name="L1">
      <style:paragraph-properties fo:text-align="start" style:justify-single-word="false"/>
      <style:text-properties officeooo:rsid="00123538" officeooo:paragraph-rsid="00123538"/>
    </style:style>
    <style:style style:name="P7" style:family="paragraph" style:parent-style-name="Standard">
      <style:paragraph-properties fo:text-align="start" style:justify-single-word="false"/>
      <style:text-properties officeooo:rsid="00123538" officeooo:paragraph-rsid="00123538"/>
    </style:style>
    <style:style style:name="P8" style:family="paragraph" style:parent-style-name="Standard">
      <style:paragraph-properties fo:text-align="start" style:justify-single-word="false"/>
      <style:text-properties officeooo:rsid="001304c2" officeooo:paragraph-rsid="001304c2"/>
    </style:style>
    <style:style style:name="P9" style:family="paragraph" style:parent-style-name="Standard" style:list-style-name="L2">
      <style:paragraph-properties fo:text-align="start" style:justify-single-word="false"/>
      <style:text-properties fo:font-weight="bold" officeooo:rsid="001304c2" officeooo:paragraph-rsid="001304c2" style:font-weight-asian="bold" style:font-weight-complex="bold"/>
    </style:style>
    <style:style style:name="P10" style:family="paragraph" style:parent-style-name="Standard" style:list-style-name="L2">
      <style:paragraph-properties fo:text-align="start" style:justify-single-word="false"/>
      <style:text-properties officeooo:rsid="001304c2" officeooo:paragraph-rsid="001304c2"/>
    </style:style>
    <style:style style:name="P11" style:family="paragraph" style:parent-style-name="Standard" style:list-style-name="L2">
      <style:paragraph-properties fo:text-align="start" style:justify-single-word="false"/>
      <style:text-properties officeooo:rsid="0013e911" officeooo:paragraph-rsid="0013e911"/>
    </style:style>
    <style:style style:name="P12" style:family="paragraph" style:parent-style-name="Standard">
      <style:paragraph-properties fo:text-align="start" style:justify-single-word="false"/>
      <style:text-properties officeooo:rsid="0013e911" officeooo:paragraph-rsid="0013e911"/>
    </style:style>
    <style:style style:name="P13" style:family="paragraph" style:parent-style-name="Standard" style:list-style-name="L3">
      <style:paragraph-properties fo:text-align="start" style:justify-single-word="false"/>
      <style:text-properties fo:font-weight="bold" officeooo:rsid="0013e911" officeooo:paragraph-rsid="0013e911" style:font-weight-asian="bold" style:font-weight-complex="bold"/>
    </style:style>
    <style:style style:name="P14" style:family="paragraph" style:parent-style-name="Standard" style:list-style-name="L3">
      <style:paragraph-properties fo:text-align="start" style:justify-single-word="false"/>
      <style:text-properties officeooo:rsid="0013e911" officeooo:paragraph-rsid="0013e911"/>
    </style:style>
    <style:style style:name="P15" style:family="paragraph" style:parent-style-name="Standard" style:list-style-name="L3">
      <style:paragraph-properties fo:text-align="start" style:justify-single-word="false"/>
      <style:text-properties officeooo:rsid="0015b10c" officeooo:paragraph-rsid="0015b10c"/>
    </style:style>
    <style:style style:name="P16" style:family="paragraph" style:parent-style-name="Standard">
      <style:paragraph-properties fo:text-align="start" style:justify-single-word="false"/>
      <style:text-properties officeooo:rsid="0015b10c" officeooo:paragraph-rsid="0015b10c"/>
    </style:style>
    <style:style style:name="P17" style:family="paragraph" style:parent-style-name="Standard" style:list-style-name="L4">
      <style:paragraph-properties fo:text-align="start" style:justify-single-word="false"/>
      <style:text-properties fo:font-weight="bold" officeooo:rsid="0015b10c" officeooo:paragraph-rsid="0015b10c" style:font-weight-asian="bold" style:font-weight-complex="bold"/>
    </style:style>
    <style:style style:name="P18" style:family="paragraph" style:parent-style-name="Standard" style:list-style-name="L4">
      <style:paragraph-properties fo:text-align="start" style:justify-single-word="false"/>
      <style:text-properties officeooo:rsid="0015b10c" officeooo:paragraph-rsid="0015b10c"/>
    </style:style>
    <style:style style:name="P19" style:family="paragraph" style:parent-style-name="Standard">
      <style:paragraph-properties fo:text-align="start" style:justify-single-word="false"/>
      <style:text-properties officeooo:rsid="00120cf7" officeooo:paragraph-rsid="00123538"/>
    </style:style>
    <style:style style:name="P20" style:family="paragraph" style:parent-style-name="Standard">
      <style:paragraph-properties fo:text-align="start" style:justify-single-word="false"/>
      <style:text-properties fo:font-weight="normal" officeooo:rsid="00123538" officeooo:paragraph-rsid="00123538" style:font-weight-asian="normal" style:font-weight-complex="normal"/>
    </style:style>
    <style:style style:name="P21" style:family="paragraph" style:parent-style-name="Standard" style:list-style-name="L5">
      <style:paragraph-properties fo:text-align="start" style:justify-single-word="false"/>
      <style:text-properties fo:font-weight="bold" officeooo:rsid="00123538" officeooo:paragraph-rsid="00123538" style:font-weight-asian="bold" style:font-weight-complex="bold"/>
    </style:style>
    <style:style style:name="P22" style:family="paragraph" style:parent-style-name="Standard" style:list-style-name="L5">
      <style:paragraph-properties fo:text-align="start" style:justify-single-word="false"/>
      <style:text-properties fo:font-weight="normal" officeooo:rsid="00123538" officeooo:paragraph-rsid="00123538" style:font-weight-asian="normal" style:font-weight-complex="normal"/>
    </style:style>
    <style:style style:name="P23" style:family="paragraph" style:parent-style-name="Standard" style:list-style-name="L5">
      <style:paragraph-properties fo:text-align="start" style:justify-single-word="false"/>
      <style:text-properties fo:font-weight="normal" officeooo:rsid="0015b10c" officeooo:paragraph-rsid="0015b10c" style:font-weight-asian="normal" style:font-weight-complex="normal"/>
    </style:style>
    <style:style style:name="T1" style:family="text">
      <style:text-properties officeooo:rsid="001304c2"/>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3e911"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RL Restaurant Scene</text:p>
      <text:p text:style-name="P2">A: Amrita</text:p>
      <text:p text:style-name="P2">B: Bianka</text:p>
      <text:p text:style-name="P2"/>
      <text:p text:style-name="P2">A: Oh my gosh this place is so nice! <text:s/>Now I see why you’ve been trying so hard to get me in here.</text:p>
      <text:p text:style-name="P2">B: I’ve never actually been myself, but a few friends of mine will not shut up about it, so I thought we had to come.</text:p>
      <text:p text:style-name="P2">B: It’s about time I’ve taken you out for a nice treat!</text:p>
      <text:p text:style-name="P2">A: <text:s/>You’re treating me? <text:s/>If you want to split the bill that’s absolutely fine, don’t worry about it at all.</text:p>
      <text:p text:style-name="P2">B: <text:s/>No way! <text:s/>Your money is no good here.</text:p>
      <text:p text:style-name="P2"/>
      <text:p text:style-name="P2">*Waiter drops off menus*</text:p>
      <text:p text:style-name="P2"/>
      <text:p text:style-name="P2">A: Thank you so much! <text:s/>Oh man, lots of good looking food here. <text:s/></text:p>
      <text:p text:style-name="P2">A: They have kingfish? <text:s/>Well I’m sold. <text:s/>A fish fry with some potatoes on the side sounds divine.</text:p>
      <text:p text:style-name="P2">A: And that’s ok right? <text:s/>The fish isn’t too expensive? <text:s/>I can change if you want.</text:p>
      <text:p text:style-name="P2">B:*Thinking* <text:s/>Ok, this is a tad more expensive than I thought, but I think it should be fine?</text:p>
      <text:p text:style-name="P2"/>
      <text:p text:style-name="P2">[New endless runner mini game. <text:s/>Player has to jump to collect coins, and avoid luxury items which takes money away. <text:s/>Each level you start with 0 coins and go up over time to get the best response which is the opposite of how it usually goes]</text:p>
      <text:p text:style-name="P2"/>
      <text:list text:style-name="L1">
        <text:list-item>
          <text:p text:style-name="P3">Order Whatever You Like!</text:p>
          <text:list>
            <text:list-item>
              <text:p text:style-name="P4">B: Of course! <text:s/>Buy ten fish for all I care! <text:s/>I <text:span text:style-name="T1">said I was going</text:span> to treat you, and that’s what I’m going to do.</text:p>
            </text:list-item>
            <text:list-item>
              <text:p text:style-name="P5">A: Aww, you’re too sweet. <text:s/>Well how about I start with one fish and then we can see where we go from there?</text:p>
            </text:list-item>
            <text:list-item>
              <text:p text:style-name="P5">B: Fine, fine, maybe we can buy ten meals next time.</text:p>
            </text:list-item>
            <text:list-item>
              <text:p text:style-name="P5">A: Keep this up and there will be way more than ten in our future.</text:p>
            </text:list-item>
          </text:list>
        </text:list-item>
        <text:list-item>
          <text:p text:style-name="P3">Maybe Skip The Sides</text:p>
          <text:list>
            <text:list-item>
              <text:p text:style-name="P4">B: Sure, the fish is fine. <text:s/>It says that the potatoes are extra since that’s not usually the sides that it comes with, so maybe just go with the original one?</text:p>
            </text:list-item>
            <text:list-item>
              <text:p text:style-name="P4">A: <text:s/>Oh, ok, that’s fine!</text:p>
            </text:list-item>
          </text:list>
        </text:list-item>
        <text:list-item>
          <text:p text:style-name="P3">Why Not Share a Meal</text:p>
          <text:list>
            <text:list-item>
              <text:p text:style-name="P4">B: Actually, if it works with you maybe we can share some food? <text:s/>I hear the chicken salad here is really good.</text:p>
            </text:list-item>
            <text:list-item>
              <text:p text:style-name="P4">A: I’m actually pretty hungry. <text:s/>Sharing food is fun, but I don’t think I’ll be full on half a salad.</text:p>
            </text:list-item>
            <text:list-item>
              <text:p text:style-name="P4">B: I mean, my friends said they had good portions, so I’ll just get us a salad and that should be fine.</text:p>
            </text:list-item>
            <text:list-item>
              <text:p text:style-name="P4">A: Oh, um, alright.</text:p>
            </text:list-item>
          </text:list>
        </text:list-item>
        <text:list-item>
          <text:p text:style-name="P3">I Hear The Water Is Delicious Here</text:p>
          <text:list>
            <text:list-item>
              <text:p text:style-name="P6">B: You know what? <text:s/>I hear the tap water here is out of this world. <text:s/>Maybe we just get that.</text:p>
            </text:list-item>
            <text:list-item>
              <text:p text:style-name="P6">A: Water? <text:s/>You want to go to a restaurant and just get water?</text:p>
            </text:list-item>
            <text:list-item>
              <text:p text:style-name="P6">B: Amrita, the water is amazing.</text:p>
            </text:list-item>
            <text:list-item>
              <text:p text:style-name="P6">A: Yeah, but we get the water with the food no matter what. <text:s/>It’s free. <text:s/>The food comes with water.</text:p>
            </text:list-item>
            <text:list-item>
              <text:p text:style-name="P6">B: Nahh you’ll spoil your taste buds. <text:s/>Let’s just get some water.</text:p>
            </text:list-item>
            <text:list-item>
              <text:p text:style-name="P6">B: *Shouting at the waiter* Oh, garcon! <text:s/>We’ll just be doing water today, thank you.</text:p>
            </text:list-item>
            <text:list-item>
              <text:p text:style-name="P6"><text:soft-page-break/>B: All taken care of!</text:p>
            </text:list-item>
            <text:list-item>
              <text:p text:style-name="P6">A: Ok.</text:p>
            </text:list-item>
            <text:list-item>
              <text:p text:style-name="P6">[<text:span text:style-name="T2">Switch scene to one where you don’t order food]</text:span></text:p>
            </text:list-item>
          </text:list>
        </text:list-item>
      </text:list>
      <text:p text:style-name="P7"><text:span text:style-name="T2"/></text:p>
      <text:p text:style-name="P8"><text:span text:style-name="T2">* </text:span><text:span text:style-name="T3">Food is served*</text:span></text:p>
      <text:p text:style-name="P8"><text:span text:style-name="T3">A: This looks pretty good, thanks again for taking me out.</text:span></text:p>
      <text:p text:style-name="P8"><text:span text:style-name="T3">B: Of course! <text:s/>I’ve really enjoyed all the time we’ve spent together and so I just want to be able to properly show my appreciation for you!</text:span></text:p>
      <text:p text:style-name="P8"><text:span text:style-name="T3">A: Well, you’re too kind. <text:s/>And in that case you better let me pay for you next time!</text:span></text:p>
      <text:p text:style-name="P8"><text:span text:style-name="T3"/></text:p>
      <text:p text:style-name="P8"><text:span text:style-name="T3">[Money mini game]</text:span></text:p>
      <text:list text:style-name="L2">
        <text:list-item>
          <text:p text:style-name="P9">You’ll Never Have To Pay With Me (hard mini game, so this grants a bonus heart)</text:p>
          <text:list>
            <text:list-item>
              <text:p text:style-name="P10"><text:span text:style-name="T3">B: When you’re out with me I’ll take care of you. <text:s/>You don’t have a spend a dime if you don’t want.</text:span></text:p>
            </text:list-item>
            <text:list-item>
              <text:p text:style-name="P10"><text:span text:style-name="T3">A: You really don’t have to worry about me, I have a good job, we can split things evenly.</text:span></text:p>
            </text:list-item>
            <text:list-item>
              <text:p text:style-name="P10"><text:span text:style-name="T3">B: I know, but when I’m with you I just feel like I want to take care of you.</text:span></text:p>
            </text:list-item>
            <text:list-item>
              <text:p text:style-name="P10"><text:span text:style-name="T3">B: I have no doubt that you can buy anything that you want, but it just warms my heart feeling like you don’t have to worry about these kinds of things as long as I’m around.</text:span></text:p>
            </text:list-item>
            <text:list-item>
              <text:p text:style-name="P10"><text:span text:style-name="T3">A: Awww, that melted my heart. <text:s/>And hey, who doesn’t want to retire in their twenties? <text:s/>It’s a deal, you’re my sugar mama if that’s what you want.</text:span></text:p>
            </text:list-item>
            <text:list-item>
              <text:p text:style-name="P10"><text:span text:style-name="T3">B: Nothing would make me happier.</text:span></text:p>
            </text:list-item>
          </text:list>
        </text:list-item>
        <text:list-item>
          <text:p text:style-name="P9">Fine, You Can Pay Next Time</text:p>
          <text:list>
            <text:list-item>
              <text:p text:style-name="P10"><text:span text:style-name="T3">B: Alright, I suppose you can pick up the next bill. <text:s/>I just wanted to take you out today so you know that I can take care of you whenever you need!</text:span></text:p>
            </text:list-item>
            <text:list-item>
              <text:p text:style-name="P10"><text:span text:style-name="T3">A: It’s so sweet of you to think that, but I have a job too. <text:s/>You’re not the only one out there making money, and I want us to be even.</text:span></text:p>
            </text:list-item>
            <text:list-item>
              <text:p text:style-name="P10"><text:span text:style-name="T3">B: Yeah, that makes sense. <text:s/>Alright, we can split things evenly going forward, but just not today.</text:span></text:p>
            </text:list-item>
            <text:list-item>
              <text:p text:style-name="P10"><text:span text:style-name="T3">A: I guess there’s worse things in the world than a free meal, so I’ll eat mine with a smile today.</text:span></text:p>
            </text:list-item>
          </text:list>
        </text:list-item>
        <text:list-item>
          <text:p text:style-name="P9">Maybe You Can Pay The Next Two Times?</text:p>
          <text:list>
            <text:list-item>
              <text:p text:style-name="P10"><text:span text:style-name="T3">B: Don’t worry, I’ll be more than happy to have you pay next time. <text:s/></text:span><text:span text:style-name="T4">I can pay for us today, but you may be picking up the bills a few times in the future.</text:span></text:p>
            </text:list-item>
            <text:list-item>
              <text:p text:style-name="P11"><text:span text:style-name="T3">A: Sure, that’s only fair. <text:s/>I have a job too obviously, so I want things to be even between us.</text:span></text:p>
            </text:list-item>
            <text:list-item>
              <text:p text:style-name="P11"><text:span text:style-name="T3">B: Well, if you have a good job and make decent money then things already aren’t very even. I’ll pay today, but whenever you feel like taking over in the future go for it.</text:span></text:p>
            </text:list-item>
            <text:list-item>
              <text:p text:style-name="P11"><text:span text:style-name="T3">A: Oh, well do you not like your job?</text:span></text:p>
            </text:list-item>
            <text:list-item>
              <text:p text:style-name="P11"><text:span text:style-name="T3">B: It’s less that I dislike my job, and more that I don’t seem to be very good at it. </text:span></text:p>
            </text:list-item>
            <text:list-item>
              <text:p text:style-name="P11"><text:span text:style-name="T3">A: Well, that’s a bit harder to fix.</text:span></text:p>
            </text:list-item>
          </text:list>
        </text:list-item>
        <text:list-item>
          <text:p text:style-name="P9">This Was A One Time Deal</text:p>
          <text:list>
            <text:list-item>
              <text:p text:style-name="P11"><text:span text:style-name="T3">B: Believe me, this will not be happening again, so you’ll never have to deal with this again.</text:span></text:p>
            </text:list-item>
            <text:list-item>
              <text:p text:style-name="P11"><text:span text:style-name="T3">A: What do you mean?</text:span></text:p>
            </text:list-item>
            <text:list-item>
              <text:p text:style-name="P11"><text:span text:style-name="T3">B: The money I’m spending on this meal? <text:s/>That’s the money I have. <text:s/>So eat up and enjoy, it’s my savings!</text:span></text:p>
            </text:list-item>
            <text:list-item>
              <text:p text:style-name="P11"><text:span text:style-name="T3">A: Well why didn’t you say that before? <text:s/>I’ll pay of course if this is too much for you.</text:span></text:p>
            </text:list-item>
            <text:list-item>
              <text:p text:style-name="P11"><text:span text:style-name="T3">B: I’m doing this to show you that I care. <text:s/>I’m giving up my money for you, so it’s only fair that you do it for me in the future too. <text:s/></text:span></text:p>
            </text:list-item>
            <text:list-item>
              <text:p text:style-name="P11"><text:span text:style-name="T3">B: And again, I spent ALL my money on you, so we’ll find something to make it even.</text:span></text:p>
            </text:list-item>
            <text:list-item>
              <text:p text:style-name="P11"><text:span text:style-name="T3">A: I mean, if I buy you a meal then we will be even.</text:span></text:p>
            </text:list-item>
            <text:list-item>
              <text:p text:style-name="P11"><text:soft-page-break/><text:span text:style-name="T3">B: Yeah, but that’s not expensive for you. <text:s/>Don’t worry, we’ll figure out the details.</text:span></text:p>
            </text:list-item>
            <text:list-item>
              <text:p text:style-name="P11"><text:span text:style-name="T3">A: Uh huh.</text:span></text:p>
            </text:list-item>
          </text:list>
        </text:list-item>
      </text:list>
      <text:p text:style-name="P12"><text:span text:style-name="T3"/></text:p>
      <text:p text:style-name="P12"><text:span text:style-name="T3">*Meal is over*</text:span></text:p>
      <text:p text:style-name="P12"><text:span text:style-name="T3">A: Oh my gosh that was delicious. <text:s/>Your friends were right. <text:s/>Can’t wait to see what else they have.</text:span></text:p>
      <text:p text:style-name="P12"><text:span text:style-name="T3">B: You still have some room in you?</text:span></text:p>
      <text:p text:style-name="P12"><text:span text:style-name="T3">A: Always. <text:s/>A proper meal isn’t complete without a proper desert.</text:span></text:p>
      <text:p text:style-name="P12"><text:span text:style-name="T3"/></text:p>
      <text:p text:style-name="P12"><text:span text:style-name="T3">[Money mini game]</text:span></text:p>
      <text:list text:style-name="L3">
        <text:list-item>
          <text:p text:style-name="P13">Let Her Eat Cake</text:p>
          <text:list>
            <text:list-item>
              <text:p text:style-name="P14"><text:span text:style-name="T3">B: Well who am I to stop you? <text:s/>From what I hear the cake is amazing.</text:span></text:p>
            </text:list-item>
            <text:list-item>
              <text:p text:style-name="P14"><text:span text:style-name="T3">A: <text:s/>Ohhhhh, that does sound good. <text:s/>Two slices of cake then?</text:span></text:p>
            </text:list-item>
            <text:list-item>
              <text:p text:style-name="P14"><text:span text:style-name="T3">B: Do you really need to ask?</text:span></text:p>
            </text:list-item>
          </text:list>
        </text:list-item>
        <text:list-item>
          <text:p text:style-name="P13">You Go Ahead, But I Won’t Get Anything</text:p>
          <text:list>
            <text:list-item>
              <text:p text:style-name="P14"><text:span text:style-name="T3">B: Ok, you get something, but I think I’m good. <text:s/>I hear the cake is good!</text:span></text:p>
            </text:list-item>
            <text:list-item>
              <text:p text:style-name="P14"><text:span text:style-name="T3">A: Oh, are you full?</text:span></text:p>
            </text:list-item>
            <text:list-item>
              <text:p text:style-name="P14"><text:span text:style-name="T3">B: I guess I could eat more, but the cake it a bit on the expensive side. <text:s/>You get a slice though.</text:span></text:p>
            </text:list-item>
            <text:list-item>
              <text:p text:style-name="P14"><text:span text:style-name="T3">A: If it’s too expensive then we can just skip the desert, it’s not a huge deal.</text:span></text:p>
            </text:list-item>
            <text:list-item>
              <text:p text:style-name="P14"><text:span text:style-name="T3">B: No no no, go ahead and get something. <text:s/>It’s one slice, it’ll be fine. <text:s/>You’re hungry and I want you to get what you want.</text:span></text:p>
            </text:list-item>
            <text:list-item>
              <text:p text:style-name="P14"><text:span text:style-name="T3">A: How about I just pay for the desert?</text:span></text:p>
            </text:list-item>
            <text:list-item>
              <text:p text:style-name="P14"><text:span text:style-name="T3">B: You already know the answer. <text:s/>Just buy the slice.</text:span></text:p>
            </text:list-item>
            <text:list-item>
              <text:p text:style-name="P14"><text:span text:style-name="T3">A: Ok.</text:span></text:p>
            </text:list-item>
          </text:list>
        </text:list-item>
        <text:list-item>
          <text:p text:style-name="P13">Is This Bitch Hungry Again Already?</text:p>
          <text:list>
            <text:list-item>
              <text:p text:style-name="P14"><text:span text:style-name="T3">B: <text:s/>Really? <text:s/>We just ate.</text:span></text:p>
            </text:list-item>
            <text:list-item>
              <text:p text:style-name="P14"><text:span text:style-name="T3">A: Yes, I remember the fact that I was eating ten seconds ago. <text:s/>I’m still hungry though, so desert sounds good.</text:span></text:p>
            </text:list-item>
            <text:list-item>
              <text:p text:style-name="P14"><text:span text:style-name="T3">B: I’m glad you liked the meal, but I’m not made out of money here. <text:s/></text:span></text:p>
            </text:list-item>
            <text:list-item>
              <text:p text:style-name="P14"><text:span text:style-name="T3">B: I’m trying to do something nice for you by taking you out for dinner, so please don’t abuse that power by getting more than you need.</text:span></text:p>
            </text:list-item>
            <text:list-item>
              <text:p text:style-name="P14"><text:span text:style-name="T3">A: Getting desert at a restaurant after you refuse to let me pay for myself is abusing you? <text:s/></text:span></text:p>
            </text:list-item>
            <text:list-item>
              <text:p text:style-name="P15"><text:span text:style-name="T3">A: Well, lucky for you because I just lost my appetite. <text:s/>Guess you won’t have to worry about me being a gold digger and stealing everything that you’re worth.</text:span></text:p>
            </text:list-item>
          </text:list>
        </text:list-item>
      </text:list>
      <text:p text:style-name="P16"><text:span text:style-name="T3">[</text:span><text:span text:style-name="T2">Jump To End Of Dessert Scene]</text:span></text:p>
      <text:p text:style-name="P16"><text:span text:style-name="T3"/></text:p>
      <text:p text:style-name="P16"><text:span text:style-name="T3">*Desert Is Finished (If You Get It)*</text:span></text:p>
      <text:p text:style-name="P16"><text:span text:style-name="T3">A: Be honest with me, is this date just a way to show me how much money you have?</text:span></text:p>
      <text:p text:style-name="P16"><text:span text:style-name="T3">B: What do you mean? <text:s/>I just wanted to take you out on a date and I thought it’d be nice if you didn’t have to pay! <text:s/>I feel like that’s a pretty normal thing.</text:span></text:p>
      <text:p text:style-name="P16"><text:span text:style-name="T3">A: I know, I know, but I just want to be absolutely clear that I don’t care how much money you have. <text:s/>You know that right?</text:span></text:p>
      <text:p text:style-name="P16"><text:span text:style-name="T3">B: Yeah, I know, but it’s not an insignificant part of going out. <text:s/>It’s rare two people make the same amount of money, and way down the line things like this do actually matter.</text:span></text:p>
      <text:p text:style-name="P16"><text:span text:style-name="T3">B: Maybe I was just thinking too far ahead, and maybe I was just hopefully trying to impress you a bit, but I just felt like it would be nice to show you that I could take care of at least some financial stuff.</text:span></text:p>
      <text:p text:style-name="P16"><text:span text:style-name="T3">A: I understand that you want me to know that you can take care of me, but I still need you to remember that I can take care of myself. <text:s/>I live my life to make sure that I won’t have to rely on anyone.</text:span></text:p>
      <text:p text:style-name="P16"><text:soft-page-break/><text:span text:style-name="T3">A: And so if you want to help out buying some food here and there, or go out on some nice date then that’s great, but I’m never going to care how much money you have. <text:s/>That’s just not who I am.</text:span></text:p>
      <text:p text:style-name="P16"><text:span text:style-name="T3"/></text:p>
      <text:p text:style-name="P16"><text:span text:style-name="T3">[Fake money game. <text:s/>Seems normal at first, but ends with you getting hit with student loans which takes down your point total by -60,000]</text:span></text:p>
      <text:list text:style-name="L4">
        <text:list-item>
          <text:p text:style-name="P17">I Literally Invented Google</text:p>
        </text:list-item>
        <text:list-item>
          <text:p text:style-name="P17">I’m Actually a Millionaire</text:p>
        </text:list-item>
        <text:list-item>
          <text:p text:style-name="P17">I Have Some Money</text:p>
        </text:list-item>
        <text:list-item>
          <text:p text:style-name="P17">Ok Maybe I Am Kinda Broke</text:p>
          <text:list>
            <text:list-item>
              <text:p text:style-name="P18"><text:span text:style-name="T3">B: That’s probably for the best. <text:s/>Should probably mention my student loans at one point.</text:span></text:p>
            </text:list-item>
            <text:list-item>
              <text:p text:style-name="P18"><text:span text:style-name="T3">A: Yeah, that’ll make things tough. <text:s/>My parents sent me to school so thankfully I’m debt free.</text:span></text:p>
            </text:list-item>
            <text:list-item>
              <text:p text:style-name="P18"><text:span text:style-name="T3">B: You fancy bitch.</text:span></text:p>
            </text:list-item>
          </text:list>
        </text:list-item>
      </text:list>
      <text:p text:style-name="P2"/>
      <text:p text:style-name="P2"/>
      <text:p text:style-name="P2"/>
      <text:p text:style-name="P19"/>
      <text:p text:style-name="P7">[<text:span text:style-name="T2">No food scene]</text:span></text:p>
      <text:p text:style-name="P7"><text:span text:style-name="T3">B: This isn’t so bad right? When you eat people never even talk. <text:s/>This is so much more intimate.</text:span></text:p>
      <text:p text:style-name="P7"><text:span text:style-name="T3">A: I mean, I guess. <text:s/>I am pretty hungry though. <text:s/>Can we at least get desert? <text:s/>Something small?</text:span></text:p>
      <text:p text:style-name="P20"/>
      <text:p text:style-name="P20">[Money mini game]</text:p>
      <text:list text:style-name="L5">
        <text:list-item>
          <text:p text:style-name="P21">Let Her Eat Cake</text:p>
          <text:list>
            <text:list-item>
              <text:p text:style-name="P22">B: <text:s/>Yeah, you’re right. <text:s/>The cake looks pretty good. Sorry about that before.</text:p>
            </text:list-item>
            <text:list-item>
              <text:p text:style-name="P22">A: It’s alright. <text:s/>Is this place too expensive? <text:s/>We can always go somewhere else.</text:p>
            </text:list-item>
            <text:list-item>
              <text:p text:style-name="P22">B: No, I wanted to treat you, and I may have gotten too excited.</text:p>
            </text:list-item>
            <text:list-item>
              <text:p text:style-name="P22">B: I was imagining I could take you out for something fancy, but that’s just not realistic.</text:p>
            </text:list-item>
            <text:list-item>
              <text:p text:style-name="P22">A: It was very nice of you to want to do something for me, if it’s causing problems then just let me take the bill.</text:p>
            </text:list-item>
            <text:list-item>
              <text:p text:style-name="P22">B: No, I promised I’d take you out and I will. <text:s/>Even if it’s only a slice of cake, it’s still on me.</text:p>
            </text:list-item>
            <text:list-item>
              <text:p text:style-name="P22">A: Alright, deal.</text:p>
            </text:list-item>
            <text:list-item>
              <text:p text:style-name="P23">[<text:span text:style-name="T2">Jump to end of desert scene]</text:span></text:p>
            </text:list-item>
          </text:list>
        </text:list-item>
        <text:list-item>
          <text:p text:style-name="P21">The Ice Cream Looks Cheap</text:p>
          <text:list>
            <text:list-item>
              <text:p text:style-name="P22">B: <text:s/>Ok, yeah. <text:s/>Ummmm, the ice cream looks ok?</text:p>
            </text:list-item>
            <text:list-item>
              <text:p text:style-name="P22">A: I like ice cream! <text:s/>Sharing a bowl could be fun!</text:p>
            </text:list-item>
            <text:list-item>
              <text:p text:style-name="P22">B: Yeah, and it’s cheap! <text:s/></text:p>
            </text:list-item>
            <text:list-item>
              <text:p text:style-name="P22">A: Oh... good.</text:p>
            </text:list-item>
            <text:list-item>
              <text:p text:style-name="P23">[<text:span text:style-name="T2">Jump to end of desert scene]</text:span></text:p>
            </text:list-item>
          </text:list>
        </text:list-item>
        <text:list-item>
          <text:p text:style-name="P21">Why Does She Want To Eat So Badly?</text:p>
          <text:list>
            <text:list-item>
              <text:p text:style-name="P22">B: Do... do you not want to talk to me? <text:s/>Is that why you want to eat so bad?</text:p>
            </text:list-item>
            <text:list-item>
              <text:p text:style-name="P22">A: What does me being hungry have to do with you?</text:p>
            </text:list-item>
            <text:list-item>
              <text:p text:style-name="P22">B: I literally just said that when people eat they don’t talk, and now you want to put something in your mouth?</text:p>
            </text:list-item>
            <text:list-item>
              <text:p text:style-name="P22">A: I am a human being that can do two things at once, Bianka. <text:s/>I am able to eat fish and also hold a conversation believe it or not.</text:p>
            </text:list-item>
            <text:list-item>
              <text:p text:style-name="P22">B: ... The fish was like $25, dude, that’s insane.</text:p>
            </text:list-item>
            <text:list-item>
              <text:p text:style-name="P22">A: Is the problem the price, or that if I eat then we’re not talking?</text:p>
            </text:list-item>
            <text:list-item>
              <text:p text:style-name="P22">B: Well you’re not eating anything and we’re talking right now so you tell me!</text:p>
            </text:list-item>
          </text:list>
        </text:list-item>
      </text:list>
      <text:p text:style-name="P19"><text:soft-page-break/></text:p>
      <text:p text:style-name="P19">[Failure]</text:p>
      <text:p text:style-name="P2">A: I don’t get it, why would you invite me somewhere, make it a treat for me, and then boss me around?</text:p>
      <text:p text:style-name="P2">A: I’m sorry, I just feel a bit confused and embarrassed. <text:s/>I’ll leave some money on the table and head o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9T23:13:50.478000000</meta:creation-date>
    <dc:date>2025-05-10T00:34:02.026000000</dc:date>
    <meta:editing-duration>PT14M13S</meta:editing-duration>
    <meta:editing-cycles>2</meta:editing-cycles>
    <meta:generator>LibreOffice/24.8.6.2$Windows_X86_64 LibreOffice_project/6d98ba145e9a8a39fc57bcc76981d1fb1316c60c</meta:generator>
    <meta:document-statistic meta:table-count="0" meta:image-count="0" meta:object-count="0" meta:page-count="5" meta:paragraph-count="143" meta:word-count="2240" meta:character-count="10561" meta:non-whitespace-character-count="8474"/>
  </office:meta>
</office:document-meta>
</file>